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201000000B700000078F5C4FDE7BFCE92C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5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5.9375in"/>
    </style:style>
    <style:style style:name="Table2.1" style:family="table-row">
      <style:table-row-properties style:min-row-height="0.25in" fo:background-color="transparent">
        <style:background-image/>
      </style:table-row-properties>
    </style:style>
    <style:style style:name="Table2.A1" style:family="table-cell">
      <style:table-cell-properties style:vertical-align="middle" fo:padding="0.0382in" fo:border="none"/>
    </style:style>
    <style:style style:name="Table2.C1" style:family="table-cell">
      <style:table-cell-properties style:vertical-align="middle" fo:padding="0.0382in" fo:border-left="none" fo:border-right="none" fo:border-top="none" fo:border-bottom="0.05pt dotted #000000"/>
    </style:style>
    <style:style style:name="Table2.C2" style:family="table-cell">
      <style:table-cell-properties style:vertical-align="middle" fo:background-color="transparent" fo:padding="0.0382in" fo:border-left="none" fo:border-right="none" fo:border-top="none" fo:border-bottom="0.05pt dotted #000000">
        <style:background-image xlink:href="Pictures/10000000000002000000020065BEFE37CCD98E2F.jpg" xlink:type="simple" xlink:actuate="onLoad"/>
      </style:table-cell-properties>
    </style:style>
    <style:style style:name="Table2.3" style:family="table-row">
      <style:table-row-properties style:min-row-height="0.2764in"/>
    </style:style>
    <style:style style:name="Table2.4" style:family="table-row">
      <style:table-row-properties style:min-row-height="0.0354in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1" style:family="table">
      <style:table-properties style:width="7.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0.375in"/>
    </style:style>
    <style:style style:name="Table1.D" style:family="table-column">
      <style:table-column-properties style:column-width="1.3771in"/>
    </style:style>
    <style:style style:name="Table1.E" style:family="table-column">
      <style:table-column-properties style:column-width="1.8729in"/>
    </style:style>
    <style:style style:name="Table1.F" style:family="table-column">
      <style:table-column-properties style:column-width="2.3125in"/>
    </style:style>
    <style:style style:name="Table1.1" style:family="table-row">
      <style:table-row-properties style:min-row-height="0.1271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style:vertical-align="middle" fo:padding="0.0382in" fo:border-left="none" fo:border-right="0.05pt solid #000000" fo:border-top="none" fo:border-bottom="none"/>
    </style:style>
    <style:style style:name="Table1.C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 xlink:href="Pictures/10000000000002000000020065BEFE37CCD98E2F.jpg" xlink:type="simple" xlink:actuate="onLoad"/>
      </style:table-cell-properties>
    </style:style>
    <style:style style:name="Table1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 xlink:href="Pictures/10000000000002000000020065BEFE37CCD98E2F.jpg" xlink:type="simple" xlink:actuate="onLoad"/>
      </style:table-cell-properties>
    </style:style>
    <style:style style:name="Table1.E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5" style:family="table">
      <style:table-properties style:width="7.1903in" fo:margin-left="0.016in" table:align="left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3.6264in"/>
    </style:style>
    <style:style style:name="Table5.C" style:family="table-column">
      <style:table-column-properties style:column-width="2.2514in"/>
    </style:style>
    <style:style style:name="Table5.1" style:family="table-row">
      <style:table-row-properties style:min-row-height="0.0604in"/>
    </style:style>
    <style:style style:name="Table5.A1" style:family="table-cell">
      <style:table-cell-properties style:vertical-align="" fo:padding="0.0382in" fo:border="none"/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="none"/>
    </style:style>
    <style:style style:name="Table5.3" style:family="table-row">
      <style:table-row-properties style:min-row-height="0.6264in"/>
    </style:style>
    <style:style style:name="Table5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Arial" fo:font-size="4pt" fo:font-weight="bold" officeooo:rsid="00d2f3b4" officeooo:paragraph-rsid="018cde5c" style:font-size-asian="4pt" style:font-weight-asian="bold" style:font-size-complex="4pt" style:font-weight-complex="bold"/>
    </style:style>
    <style:style style:name="P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5" style:family="paragraph" style:parent-style-name="Footer">
      <style:text-properties officeooo:rsid="01861fd2" officeooo:paragraph-rsid="01861fd2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line-height="100%" fo:text-align="justify" style:justify-single-word="false"/>
      <style:text-properties style:font-name="Arial" fo:font-size="6pt" fo:font-weight="bold" officeooo:rsid="019474cd" officeooo:paragraph-rsid="025831be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7pt" fo:font-weight="bold" officeooo:rsid="0193fdf7" officeooo:paragraph-rsid="0193fdf7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officeooo:rsid="02174d1c" officeooo:paragraph-rsid="02174d1c" style:font-size-asian="7pt" style:font-size-complex="7pt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193fdf7" officeooo:paragraph-rsid="0193fdf7" style:font-size-asian="9pt" style:font-size-complex="9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Arial" fo:font-size="2pt" style:font-size-asian="2pt" style:font-size-complex="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2pt" officeooo:rsid="0193fdf7" officeooo:paragraph-rsid="0193fdf7" style:font-size-asian="2pt" style:font-size-complex="2pt"/>
    </style:style>
    <style:style style:name="P17" style:family="paragraph" style:parent-style-name="Table_20_Contents">
      <style:paragraph-properties fo:line-height="100%" fo:text-align="justify" style:justify-single-word="false"/>
      <style:text-properties style:font-name="Arial" fo:font-size="2pt" fo:font-weight="bold" officeooo:rsid="019474cd" officeooo:paragraph-rsid="025831be" style:font-size-asian="2pt" style:font-weight-asian="bold" style:font-size-complex="2pt" style:font-weight-complex="bold"/>
    </style:style>
    <style:style style:name="P1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938917" officeooo:paragraph-rsid="02040b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15%" fo:text-align="justify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938917" officeooo:paragraph-rsid="02040b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293cd4f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2pt" fo:font-style="normal" fo:text-shadow="none" style:text-underline-style="none" fo:font-weight="normal" officeooo:rsid="00938917" officeooo:paragraph-rsid="02040be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7pt" fo:font-style="normal" fo:text-shadow="none" style:text-underline-style="none" fo:font-weight="bold" officeooo:rsid="0193fdf7" officeooo:paragraph-rsid="0284ebbf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line-height="115%" fo:text-align="justify" style:justify-single-word="false"/>
      <style:text-properties fo:color="#3465a4" loext:opacity="100%" style:font-name="Arial" fo:font-size="7pt" fo:font-weight="bold" officeooo:rsid="02174d1c" officeooo:paragraph-rsid="02174d1c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line-height="115%" fo:text-align="justify" style:justify-single-word="false"/>
      <style:text-properties fo:color="#3465a4" loext:opacity="100%" style:font-name="Arial" fo:font-size="2pt" fo:font-weight="bold" officeooo:rsid="02174d1c" officeooo:paragraph-rsid="02174d1c" style:font-size-asian="2pt" style:font-weight-asian="bold" style:font-size-complex="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3465a4" loext:opacity="100%" style:font-name="Z003" fo:font-size="11pt" fo:font-style="italic" fo:font-weight="bold" officeooo:rsid="02174d1c" officeooo:paragraph-rsid="02174d1c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color="#3465a4" loext:opacity="100%" style:font-name="Arial" fo:font-size="10pt" fo:font-weight="bold" officeooo:rsid="020a7f45" officeooo:paragraph-rsid="02b472cb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7pt" fo:font-weight="bold" officeooo:rsid="0193fdf7" officeooo:paragraph-rsid="0193fdf7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line-height="100%" fo:text-align="justify" style:justify-single-word="false"/>
      <style:text-properties style:font-name="Arial" fo:font-size="2pt" fo:font-weight="bold" officeooo:rsid="019474cd" officeooo:paragraph-rsid="025831be" style:font-size-asian="2pt" style:font-weight-asian="bold" style:font-size-complex="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2pt" officeooo:rsid="0193fdf7" officeooo:paragraph-rsid="0193fdf7" style:font-size-asian="2pt" style:font-size-complex="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d2f3b4" style:font-size-asian="6pt" style:font-size-complex="6pt"/>
    </style:style>
    <style:style style:name="T3" style:family="text">
      <style:text-properties fo:font-size="6pt" officeooo:rsid="0031c11d" style:font-size-asian="6pt" style:font-size-complex="6pt"/>
    </style:style>
    <style:style style:name="T4" style:family="text">
      <style:text-properties style:use-window-font-color="true" loext:opacity="0%" fo:font-size="7pt" officeooo:rsid="02107406" style:font-size-asian="7pt" style:font-size-complex="7pt"/>
    </style:style>
    <style:style style:name="T5" style:family="text">
      <style:text-properties officeooo:rsid="011f607e"/>
    </style:style>
    <style:style style:name="T6" style:family="text">
      <style:text-properties fo:color="#2a6099" loext:opacity="100%" fo:font-size="4pt" officeooo:rsid="00d2f3b4" style:font-size-asian="4pt" style:font-size-complex="4pt"/>
    </style:style>
    <style:style style:name="T7" style:family="text">
      <style:text-properties style:font-name="Arial" fo:font-style="italic" officeooo:rsid="0193fdf7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nomor_referensi" text:name="py3o.objects.nomor_referensi"/>
        <text:user-field-decl office:value-type="string" office:string-value="user_branch_id" text:name="py3o.objects.user_branch_id.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company_name" text:name="py3o.o.company_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informasi_pembayaran" text:name="py3o.o.informasi_pembayaran"/>
        <text:user-field-decl office:value-type="string" office:string-value="total_setelah_pajak" text:name="py3o.o.total_setelah_pajak"/>
        <text:user-field-decl office:value-type="string" office:string-value="total_sesudah_pajak" text:name="py3o.o.total_sesudah_pajak"/>
        <text:user-field-decl office:value-type="string" office:string-value="tempat" text:name="py3o.o.tempat"/>
        <text:user-field-decl office:value-type="float" office:value="0" text:name="py3o.o.current_date"/>
        <text:user-field-decl office:value-type="string" office:string-value="formatted_date" text:name="py3o.o.formatted_date"/>
        <text:user-field-decl office:value-type="string" office:string-value="formatted_invoice_date" text:name="py3o.o.formatted_invoice_date"/>
      </text:user-field-decls>
      <text:p text:style-name="P2"><text:a xlink:type="simple" xlink:href="py3o://for=%22o%20in%20objects%22" text:style-name="Internet_20_link" text:visited-style-name="Visited_20_Internet_20_Link"><text:span text:style-name="T6">for="o in objects"</text:span></text:a></text:p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>Sudah Terima Dari </text:p>
          </table:table-cell>
          <table:table-cell table:style-name="Table2.A1" office:value-type="string">
            <text:p text:style-name="P11">:</text:p>
          </table:table-cell>
          <table:table-cell table:style-name="Table2.C1" office:value-type="string">
            <text:p text:style-name="P18"><text:user-field-get text:name="py3o.objects.ditujukan_kepada.name">ditujukan_kepada</text:user-field-get></text:p>
          </table:table-cell>
        </table:table-row>
        <table:table-row table:style-name="Table2.1">
          <table:table-cell table:style-name="Table2.A1" office:value-type="string">
            <text:p text:style-name="P25">Banyaknya Uang</text:p>
          </table:table-cell>
          <table:table-cell table:style-name="Table2.A1" office:value-type="string">
            <text:p text:style-name="P12">:</text:p>
          </table:table-cell>
          <table:table-cell table:style-name="Table2.C2" office:value-type="string">
            <text:p text:style-name="P18"><text:user-field-get text:name="py3o.o.total_terbilang">total_terbilang</text:user-field-get></text:p>
          </table:table-cell>
        </table:table-row>
        <table:table-row table:style-name="Table2.3">
          <table:table-cell table:style-name="Table2.A1" office:value-type="string">
            <text:p text:style-name="P25">Untuk pembayaran</text:p>
          </table:table-cell>
          <table:table-cell table:style-name="Table2.A1" office:value-type="string">
            <text:p text:style-name="P12">:</text:p>
          </table:table-cell>
          <table:table-cell table:style-name="Table2.C1" office:value-type="string">
            <text:p text:style-name="P19"><text:user-field-get text:name="py3o.o.informasi_pembayaran">informasi_pembayaran</text:user-field-get></text:p>
          </table:table-cell>
        </table:table-row>
        <table:table-row table:style-name="Table2.4">
          <table:table-cell table:style-name="Table2.A4" office:value-type="string">
            <text:p text:style-name="P26"/>
          </table:table-cell>
          <table:table-cell table:style-name="Table2.B4" office:value-type="string">
            <text:p text:style-name="P15"/>
          </table:table-cell>
          <table:table-cell table:style-name="Table2.C4" office:value-type="string">
            <text:p text:style-name="P23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7">Jumlah</text:p>
          </table:table-cell>
          <table:table-cell table:style-name="Table1.B1" office:value-type="string">
            <text:p text:style-name="P12">:</text:p>
          </table:table-cell>
          <table:table-cell table:style-name="Table1.C1" office:value-type="string">
            <text:p text:style-name="P21"><text:span text:style-name="T5">Rp. </text:span><text:span text:style-name="T7"><text:s text:c="17"/></text:span></text:p>
          </table:table-cell>
          <table:table-cell table:style-name="Table1.D1" office:value-type="string">
            <text:p text:style-name="P22"><text:text-input text:description="py3o://function=&quot;'{:,.0f}'.format(o.total_sesudah_pajak)&quot;">total_sesudah_pajak</text:text-input></text:p>
          </table:table-cell>
          <table:table-cell table:style-name="Table1.E1" office:value-type="string">
            <text:p text:style-name="P20"/>
          </table:table-cell>
          <table:table-cell table:style-name="Table1.E1" office:value-type="string">
            <text:p text:style-name="P24"><text:user-field-get text:name="py3o.o.tempat">tempat</text:user-field-get>, <text:user-field-get text:name="py3o.o.formatted_invoice_date">formatted_invoice_date</text:user-field-ge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/>
          </table:table-cell>
          <table:table-cell table:style-name="Table5.B1" office:value-type="string">
            <text:p text:style-name="P16"/>
          </table:table-cell>
          <table:table-cell table:style-name="Table5.C1" table:number-rows-spanned="3" office:value-type="string">
            <text:p text:style-name="P10"><text:user-field-get text:name="py3o.o.jabatan">jabatan</text:user-field-get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user-field-get text:name="py3o.o.ttd">ttd</text:user-field-get></text:p>
          </table:table-cell>
        </table:table-row>
        <table:table-row table:style-name="Table5.1">
          <table:table-cell table:style-name="Table5.A2" office:value-type="string">
            <text:p text:style-name="P17"/>
          </table:table-cell>
          <table:table-cell table:style-name="Table5.B2" office:value-type="string">
            <text:p text:style-name="P16"/>
          </table:table-cell>
          <table:covered-table-cell/>
        </table:table-row>
        <table:table-row table:style-name="Table5.3">
          <table:table-cell table:style-name="Table5.A3" office:value-type="string">
            <text:p text:style-name="P7">Untuk pembayaran yang dilakukan dengan Cek / Giro, maka kwitansi ini belum sah sebelum Cek/Giro tersebut dapat di clearingkan / ditunaikan.</text:p>
          </table:table-cell>
          <table:table-cell table:style-name="Table5.B3" office:value-type="string">
            <text:p text:style-name="P13"/>
            <text:p text:style-name="P13"/>
          </table:table-cell>
          <table:covered-table-cell/>
        </table:table-row>
      </table:table>
      <text:p text:style-name="P14"><text:a xlink:type="simple" xlink:href="py3o:///for" text:style-name="Internet_20_link" text:visited-style-name="Visited_20_Internet_20_Link"><text:span text:style-name="T3">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7.1875in" fo:margin-left="0.0396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2.1875in"/>
    </style:style>
    <style:style style:name="Table6.C" style:family="table-column">
      <style:table-column-properties style:column-width="3.9375in"/>
    </style:style>
    <style:style style:name="Table6.1" style:family="table-row">
      <style:table-row-properties style:min-row-height="0.5in"/>
    </style:style>
    <style:style style:name="Table6.A1" style:family="table-cell">
      <style:table-cell-properties fo:padding="0.0382in" fo:border="non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3" style:family="paragraph" style:parent-style-name="Footer">
      <style:text-properties officeooo:rsid="01861fd2" officeooo:paragraph-rsid="01861fd2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justify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color="#3465a4" loext:opacity="100%" style:font-name="Arial" fo:font-size="10pt" fo:font-weight="bold" officeooo:rsid="020a7f45" officeooo:paragraph-rsid="02b472cb" style:font-size-asian="10pt" style:font-weight-asian="bold" style:font-size-complex="10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style:use-window-font-color="true" loext:opacity="0%" fo:font-size="7pt" officeooo:rsid="02107406" style:font-size-asian="7pt" style:font-size-complex="7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6598in" fo:page-height="4.3299in" style:num-format="1" style:print-orientation="landscape" fo:margin-top="0.3902in" fo:margin-bottom="0.2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nomor_referensi" text:name="py3o.objects.nomor_referensi"/>
          <text:user-field-decl office:value-type="string" office:string-value="user_branch_id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<draw:frame draw:style-name="Mfr1" draw:name="Image3" text:anchor-type="char" svg:x="0.0311in" svg:y="0.0575in" svg:width="0.8252in" svg:height="0.5173in" draw:z-index="0"><draw:image xlink:href="Pictures/10000201000000B700000078F5C4FDE7BFCE92CF.png" xlink:type="simple" xlink:show="embed" xlink:actuate="onLoad" draw:mime-type="image/png"/></draw:frame></text:p>
            </table:table-cell>
            <table:table-cell table:style-name="Table6.A1" office:value-type="string">
              <text:p text:style-name="MP5"><text:user-field-get text:name="py3o.objects.company_id.name">company_name</text:user-field-get></text:p>
              <text:p text:style-name="MP5"><text:user-field-get text:name="py3o.objects.user_branch_id.name">user_branch_id</text:user-field-get></text:p>
              <text:p text:style-name="MP6"><text:user-field-get text:name="py3o.objects.branch_address">branch_address</text:user-field-get></text:p>
            </table:table-cell>
            <table:table-cell table:style-name="Table6.A1" office:value-type="string">
              <text:p text:style-name="MP7"><text:s text:c="10"/>KWITANSI</text:p>
              <text:p text:style-name="MP7"><text:span text:style-name="MT3">Nomor : </text:span><text:span text:style-name="MT3"><text:user-field-get text:name="py3o.objects.nomor_referensi">nomor_referensi</text:user-field-get></text:span></text:p>
            </table:table-cell>
          </table:table-row>
        </table:table>
        <text:p text:style-name="MP2"><text:a xlink:type="simple" xlink:href="py3o:///for" text:style-name="Internet_20_link" text:visited-style-name="Visited_20_Internet_20_Link"><text:span text:style-name="MT2">for</text:span></text:a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2-13T14:02:18.904582974</dc:date>
    <meta:editing-duration>P8DT5H42M54S</meta:editing-duration>
    <meta:editing-cycles>269</meta:editing-cycles>
    <meta:generator>LibreOffice/7.1.7.2$Linux_X86_64 LibreOffice_project/10$Build-2</meta:generator>
    <meta:document-statistic meta:table-count="4" meta:image-count="1" meta:object-count="0" meta:page-count="1" meta:paragraph-count="26" meta:word-count="59" meta:character-count="453" meta:non-whitespace-character-count="393"/>
  </office:meta>
</office:document-meta>
</file>